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0"/>GNU GENERAL PUBLIC LICENSE</text:p>
      <text:p text:style-name="Standard"><text:s text:c="23"/>Version 2, June 1991</text:p>
      <text:p text:style-name="Standard"/>
      <text:p text:style-name="Standard"><text:s/>Copyright (C) 1989, 1991 Free Software Foundation, Inc.,</text:p>
      <text:p text:style-name="Standard"><text:s/>51 Franklin Street, Fifth Floor, Boston, MA 02110-1301 USA</text:p>
      <text:p text:style-name="Standard"><text:s/>Everyone is permitted to copy and distribute verbatim copies</text:p>
      <text:p text:style-name="Standard"><text:s/>of this license document, but changing it is not allowed.</text:p>
      <text:p text:style-name="Standard"/>
      <text:p text:style-name="Standard"><text:s text:c="28"/>Preamble</text:p>
      <text:p text:style-name="Standard"/>
      <text:p text:style-name="Standard"><text:s text:c="2"/>The licenses for most software are designed to take away your</text:p>
      <text:p text:style-name="Standard">freedom to share and change it. <text:s/>By contrast, the GNU General Public</text:p>
      <text:p text:style-name="Standard">License is intended to guarantee your freedom to share and change free</text:p>
      <text:p text:style-name="Standard">software--to make sure the software is free for all its users. <text:s/>This</text:p>
      <text:p text:style-name="Standard">General Public License applies to most of the Free Software</text:p>
      <text:p text:style-name="Standard">Foundation's software and to any other program whose authors commit to</text:p>
      <text:p text:style-name="Standard">using it. <text:s/>(Some other Free Software Foundation software is covered by</text:p>
      <text:p text:style-name="Standard">the GNU Lesser General Public License instead.) <text:s/>You can apply it to</text:p>
      <text:p text:style-name="Standard">your programs, too.</text:p>
      <text:p text:style-name="Standard"/>
      <text:p text:style-name="Standard"><text:s text:c="2"/>When we speak of free software, we are referring to freedom, not</text:p>
      <text:p text:style-name="Standard">price. <text:s/>Our General Public Licenses are designed to make sure that you</text:p>
      <text:p text:style-name="Standard">have the freedom to distribute copies of free software (and charge for</text:p>
      <text:p text:style-name="Standard">this service if you wish), that you receive source code or can get it</text:p>
      <text:p text:style-name="Standard">if you want it, that you can change the software or use pieces of it</text:p>
      <text:p text:style-name="Standard">in new free programs; and that you know you can do these things.</text:p>
      <text:p text:style-name="Standard"/>
      <text:p text:style-name="Standard"><text:s text:c="2"/>To protect your rights, we need to make restrictions that forbid</text:p>
      <text:p text:style-name="Standard">anyone to deny you these rights or to ask you to surrender the rights.</text:p>
      <text:p text:style-name="Standard">These restrictions translate to certain responsibilities for you if you</text:p>
      <text:p text:style-name="Standard">distribute copies of the software, or if you modify it.</text:p>
      <text:p text:style-name="Standard"/>
      <text:p text:style-name="Standard"><text:s text:c="2"/>For example, if you distribute copies of such a program, whether</text:p>
      <text:p text:style-name="Standard">gratis or for a fee, you must give the recipients all the rights that</text:p>
      <text:p text:style-name="Standard">you have. <text:s/>You must make sure that they, too, receive or can get the</text:p>
      <text:p text:style-name="Standard">source code. <text:s/>And you must show them these terms so they know their</text:p>
      <text:p text:style-name="Standard">rights.</text:p>
      <text:p text:style-name="Standard"/>
      <text:p text:style-name="Standard"><text:s text:c="2"/>We protect your rights with two steps: (1) copyright the software, and</text:p>
      <text:p text:style-name="Standard">(2) offer you this license which gives you legal permission to copy,</text:p>
      <text:p text:style-name="Standard">distribute and/or modify the software.</text:p>
      <text:p text:style-name="Standard"/>
      <text:p text:style-name="Standard"><text:s text:c="2"/>Also, for each author's protection and ours, we want to make certain</text:p>
      <text:p text:style-name="Standard">that everyone understands that there is no warranty for this free</text:p>
      <text:p text:style-name="Standard">software. <text:s/>If the software is modified by someone else and passed on, we</text:p>
      <text:p text:style-name="Standard">want its recipients to know that what they have is not the original, so</text:p>
      <text:p text:style-name="Standard">that any problems introduced by others will not reflect on the original</text:p>
      <text:p text:style-name="Standard">authors' reputations.</text:p>
      <text:p text:style-name="Standard"/>
      <text:p text:style-name="Standard"><text:s text:c="2"/>Finally, any free program is threatened constantly by software</text:p>
      <text:p text:style-name="Standard">patents. <text:s/>We wish to avoid the danger that redistributors of a free</text:p>
      <text:p text:style-name="Standard">program will individually obtain patent licenses, in effect making the</text:p>
      <text:p text:style-name="Standard"><text:soft-page-break/>program proprietary. <text:s/>To prevent this, we have made it clear that any</text:p>
      <text:p text:style-name="Standard">patent must be licensed for everyone's free use or not licensed at all.</text:p>
      <text:p text:style-name="Standard"/>
      <text:p text:style-name="Standard"><text:s text:c="2"/>The precise terms and conditions for copying, distribution and</text:p>
      <text:p text:style-name="Standard">modification follow.</text:p>
      <text:p text:style-name="Standard"/>
      <text:p text:style-name="Standard"><text:s text:c="20"/>GNU GENERAL PUBLIC LICENSE</text:p>
      <text:p text:style-name="Standard"><text:s text:c="3"/>TERMS AND CONDITIONS FOR COPYING, DISTRIBUTION AND MODIFICATION</text:p>
      <text:p text:style-name="Standard"/>
      <text:p text:style-name="Standard"><text:s text:c="2"/>0. This License applies to any program or other work which contains</text:p>
      <text:p text:style-name="Standard">a notice placed by the copyright holder saying it may be distributed</text:p>
      <text:p text:style-name="Standard">under the terms of this General Public License. <text:s/>The "Program", below,</text:p>
      <text:p text:style-name="Standard">refers to any such program or work, and a "work based on the Program"</text:p>
      <text:p text:style-name="Standard">means either the Program or any derivative work under copyright law:</text:p>
      <text:p text:style-name="Standard">that is to say, a work containing the Program or a portion of it,</text:p>
      <text:p text:style-name="Standard">either verbatim or with modifications and/or translated into another</text:p>
      <text:p text:style-name="Standard">language. <text:s/>(Hereinafter, translation is included without limitation in</text:p>
      <text:p text:style-name="Standard">the term "modification".) <text:s/>Each licensee is addressed as "you".</text:p>
      <text:p text:style-name="Standard"/>
      <text:p text:style-name="Standard">Activities other than copying, distribution and modification are not</text:p>
      <text:p text:style-name="Standard">covered by this License; they are outside its scope. <text:s/>The act of</text:p>
      <text:p text:style-name="Standard">running the Program is not restricted, and the output from the Program</text:p>
      <text:p text:style-name="Standard">is covered only if its contents constitute a work based on the</text:p>
      <text:p text:style-name="Standard">Program (independent of having been made by running the Program).</text:p>
      <text:p text:style-name="Standard">Whether that is true depends on what the Program does.</text:p>
      <text:p text:style-name="Standard"/>
      <text:p text:style-name="Standard"><text:s text:c="2"/>1. You may copy and distribute verbatim copies of the Program's</text:p>
      <text:p text:style-name="Standard">source code as you receive it, in any medium, provided that you</text:p>
      <text:p text:style-name="Standard">conspicuously and appropriately publish on each copy an appropriate</text:p>
      <text:p text:style-name="Standard">copyright notice and disclaimer of warranty; keep intact all the</text:p>
      <text:p text:style-name="Standard">notices that refer to this License and to the absence of any warranty;</text:p>
      <text:p text:style-name="Standard">and give any other recipients of the Program a copy of this License</text:p>
      <text:p text:style-name="Standard">along with the Program.</text:p>
      <text:p text:style-name="Standard"/>
      <text:p text:style-name="Standard">You may charge a fee for the physical act of transferring a copy, and</text:p>
      <text:p text:style-name="Standard">you may at your option offer warranty protection in exchange for a fee.</text:p>
      <text:p text:style-name="Standard"/>
      <text:p text:style-name="Standard"><text:s text:c="2"/>2. You may modify your copy or copies of the Program or any portion</text:p>
      <text:p text:style-name="Standard">of it, thus forming a work based on the Program, and copy and</text:p>
      <text:p text:style-name="Standard">distribute such modifications or work under the terms of Section 1</text:p>
      <text:p text:style-name="Standard">above, provided that you also meet all of these conditions:</text:p>
      <text:p text:style-name="Standard"/>
      <text:p text:style-name="Standard"><text:s text:c="4"/>a) You must cause the modified files to carry prominent notices</text:p>
      <text:p text:style-name="Standard"><text:s text:c="4"/>stating that you changed the files and the date of any change.</text:p>
      <text:p text:style-name="Standard"/>
      <text:p text:style-name="Standard"><text:s text:c="4"/>b) You must cause any work that you distribute or publish, that in</text:p>
      <text:p text:style-name="Standard"><text:s text:c="4"/>whole or in part contains or is derived from the Program or any</text:p>
      <text:p text:style-name="Standard"><text:s text:c="4"/>part thereof, to be licensed as a whole at no charge to all third</text:p>
      <text:p text:style-name="Standard"><text:s text:c="4"/>parties under the terms of this License.</text:p>
      <text:p text:style-name="Standard"/>
      <text:p text:style-name="Standard"><text:s text:c="4"/>c) If the modified program normally reads commands interactively</text:p>
      <text:p text:style-name="Standard"><text:s text:c="4"/>when run, you must cause it, when started running for such</text:p>
      <text:p text:style-name="Standard"><text:soft-page-break/><text:s text:c="4"/>interactive use in the most ordinary way, to print or display an</text:p>
      <text:p text:style-name="Standard"><text:s text:c="4"/>announcement including an appropriate copyright notice and a</text:p>
      <text:p text:style-name="Standard"><text:s text:c="4"/>notice that there is no warranty (or else, saying that you provide</text:p>
      <text:p text:style-name="Standard"><text:s text:c="4"/>a warranty) and that users may redistribute the program under</text:p>
      <text:p text:style-name="Standard"><text:s text:c="4"/>these conditions, and telling the user how to view a copy of this</text:p>
      <text:p text:style-name="Standard"><text:s text:c="4"/>License. <text:s/>(Exception: if the Program itself is interactive but</text:p>
      <text:p text:style-name="Standard"><text:s text:c="4"/>does not normally print such an announcement, your work based on</text:p>
      <text:p text:style-name="Standard"><text:s text:c="4"/>the Program is not required to print an announcement.)</text:p>
      <text:p text:style-name="Standard"/>
      <text:p text:style-name="Standard">These requirements apply to the modified work as a whole. <text:s/>If</text:p>
      <text:p text:style-name="Standard">identifiable sections of that work are not derived from the Program,</text:p>
      <text:p text:style-name="Standard">and can be reasonably considered independent and separate works in</text:p>
      <text:p text:style-name="Standard">themselves, then this License, and its terms, do not apply to those</text:p>
      <text:p text:style-name="Standard">sections when you distribute them as separate works. <text:s/>But when you</text:p>
      <text:p text:style-name="Standard">distribute the same sections as part of a whole which is a work based</text:p>
      <text:p text:style-name="Standard">on the Program, the distribution of the whole must be on the terms of</text:p>
      <text:p text:style-name="Standard">this License, whose permissions for other licensees extend to the</text:p>
      <text:p text:style-name="Standard">entire whole, and thus to each and every part regardless of who wrote it.</text:p>
      <text:p text:style-name="Standard"/>
      <text:p text:style-name="Standard">Thus, it is not the intent of this section to claim rights or contest</text:p>
      <text:p text:style-name="Standard">your rights to work written entirely by you; rather, the intent is to</text:p>
      <text:p text:style-name="Standard">exercise the right to control the distribution of derivative or</text:p>
      <text:p text:style-name="Standard">collective works based on the Program.</text:p>
      <text:p text:style-name="Standard"/>
      <text:p text:style-name="Standard">In addition, mere aggregation of another work not based on the Program</text:p>
      <text:p text:style-name="Standard">with the Program (or with a work based on the Program) on a volume of</text:p>
      <text:p text:style-name="Standard">a storage or distribution medium does not bring the other work under</text:p>
      <text:p text:style-name="Standard">the scope of this License.</text:p>
      <text:p text:style-name="Standard"/>
      <text:p text:style-name="Standard"><text:s text:c="2"/>3. You may copy and distribute the Program (or a work based on it,</text:p>
      <text:p text:style-name="Standard">under Section 2) in object code or executable form under the terms of</text:p>
      <text:p text:style-name="Standard">Sections 1 and 2 above provided that you also do one of the following:</text:p>
      <text:p text:style-name="Standard"/>
      <text:p text:style-name="Standard"><text:s text:c="4"/>a) Accompany it with the complete corresponding machine-readable</text:p>
      <text:p text:style-name="Standard"><text:s text:c="4"/>source code, which must be distributed under the terms of Sections</text:p>
      <text:p text:style-name="Standard"><text:s text:c="4"/>1 and 2 above on a medium customarily used for software interchange; or,</text:p>
      <text:p text:style-name="Standard"/>
      <text:p text:style-name="Standard"><text:s text:c="4"/>b) Accompany it with a written offer, valid for at least three</text:p>
      <text:p text:style-name="Standard"><text:s text:c="4"/>years, to give any third party, for a charge no more than your</text:p>
      <text:p text:style-name="Standard"><text:s text:c="4"/>cost of physically performing source distribution, a complete</text:p>
      <text:p text:style-name="Standard"><text:s text:c="4"/>machine-readable copy of the corresponding source code, to be</text:p>
      <text:p text:style-name="Standard"><text:s text:c="4"/>distributed under the terms of Sections 1 and 2 above on a medium</text:p>
      <text:p text:style-name="Standard"><text:s text:c="4"/>customarily used for software interchange; or,</text:p>
      <text:p text:style-name="Standard"/>
      <text:p text:style-name="Standard"><text:s text:c="4"/>c) Accompany it with the information you received as to the offer</text:p>
      <text:p text:style-name="Standard"><text:s text:c="4"/>to distribute corresponding source code. <text:s/>(This alternative is</text:p>
      <text:p text:style-name="Standard"><text:s text:c="4"/>allowed only for noncommercial distribution and only if you</text:p>
      <text:p text:style-name="Standard"><text:s text:c="4"/>received the program in object code or executable form with such</text:p>
      <text:p text:style-name="Standard"><text:s text:c="4"/>an offer, in accord with Subsection b above.)</text:p>
      <text:p text:style-name="Standard"/>
      <text:p text:style-name="Standard">The source code for a work means the preferred form of the work for</text:p>
      <text:p text:style-name="Standard">making modifications to it. <text:s/>For an executable work, complete source</text:p>
      <text:p text:style-name="Standard"><text:soft-page-break/>code means all the source code for all modules it contains, plus any</text:p>
      <text:p text:style-name="Standard">associated interface definition files, plus the scripts used to</text:p>
      <text:p text:style-name="Standard">control compilation and installation of the executable. <text:s/>However, as a</text:p>
      <text:p text:style-name="Standard">special exception, the source code distributed need not include</text:p>
      <text:p text:style-name="Standard">anything that is normally distributed (in either source or binary</text:p>
      <text:p text:style-name="Standard">form) with the major components (compiler, kernel, and so on) of the</text:p>
      <text:p text:style-name="Standard">operating system on which the executable runs, unless that component</text:p>
      <text:p text:style-name="Standard">itself accompanies the executable.</text:p>
      <text:p text:style-name="Standard"/>
      <text:p text:style-name="Standard">If distribution of executable or object code is made by offering</text:p>
      <text:p text:style-name="Standard">access to copy from a designated place, then offering equivalent</text:p>
      <text:p text:style-name="Standard">access to copy the source code from the same place counts as</text:p>
      <text:p text:style-name="Standard">distribution of the source code, even though third parties are not</text:p>
      <text:p text:style-name="Standard">compelled to copy the source along with the object code.</text:p>
      <text:p text:style-name="Standard"/>
      <text:p text:style-name="Standard"><text:s text:c="2"/>4. You may not copy, modify, sublicense, or distribute the Program</text:p>
      <text:p text:style-name="Standard">except as expressly provided under this License. <text:s/>Any attempt</text:p>
      <text:p text:style-name="Standard">otherwise to copy, modify, sublicense or distribute the Program is</text:p>
      <text:p text:style-name="Standard">void, and will automatically terminate your rights under this License.</text:p>
      <text:p text:style-name="Standard">However, parties who have received copies, or rights, from you under</text:p>
      <text:p text:style-name="Standard">this License will not have their licenses terminated so long as such</text:p>
      <text:p text:style-name="Standard">parties remain in full compliance.</text:p>
      <text:p text:style-name="Standard"/>
      <text:p text:style-name="Standard"><text:s text:c="2"/>5. You are not required to accept this License, since you have not</text:p>
      <text:p text:style-name="Standard">signed it. <text:s/>However, nothing else grants you permission to modify or</text:p>
      <text:p text:style-name="Standard">distribute the Program or its derivative works. <text:s/>These actions are</text:p>
      <text:p text:style-name="Standard">prohibited by law if you do not accept this License. <text:s/>Therefore, by</text:p>
      <text:p text:style-name="Standard">modifying or distributing the Program (or any work based on the</text:p>
      <text:p text:style-name="Standard">Program), you indicate your acceptance of this License to do so, and</text:p>
      <text:p text:style-name="Standard">all its terms and conditions for copying, distributing or modifying</text:p>
      <text:p text:style-name="Standard">the Program or works based on it.</text:p>
      <text:p text:style-name="Standard"/>
      <text:p text:style-name="Standard"><text:s text:c="2"/>6. Each time you redistribute the Program (or any work based on the</text:p>
      <text:p text:style-name="Standard">Program), the recipient automatically receives a license from the</text:p>
      <text:p text:style-name="Standard">original licensor to copy, distribute or modify the Program subject to</text:p>
      <text:p text:style-name="Standard">these terms and conditions. <text:s/>You may not impose any further</text:p>
      <text:p text:style-name="Standard">restrictions on the recipients' exercise of the rights granted herein.</text:p>
      <text:p text:style-name="Standard">You are not responsible for enforcing compliance by third parties to</text:p>
      <text:p text:style-name="Standard">this License.</text:p>
      <text:p text:style-name="Standard"/>
      <text:p text:style-name="Standard"><text:s text:c="2"/>7. If, as a consequence of a court judgment or allegation of patent</text:p>
      <text:p text:style-name="Standard">infringement or for any other reason (not limited to patent issues),</text:p>
      <text:p text:style-name="Standard">conditions are imposed on you (whether by court order, agreement or</text:p>
      <text:p text:style-name="Standard">otherwise) that contradict the conditions of this License, they do not</text:p>
      <text:p text:style-name="Standard">excuse you from the conditions of this License. <text:s/>If you cannot</text:p>
      <text:p text:style-name="Standard">distribute so as to satisfy simultaneously your obligations under this</text:p>
      <text:p text:style-name="Standard">License and any other pertinent obligations, then as a consequence you</text:p>
      <text:p text:style-name="Standard">may not distribute the Program at all. <text:s/>For example, if a patent</text:p>
      <text:p text:style-name="Standard">license would not permit royalty-free redistribution of the Program by</text:p>
      <text:p text:style-name="Standard">all those who receive copies directly or indirectly through you, then</text:p>
      <text:p text:style-name="Standard">the only way you could satisfy both it and this License would be to</text:p>
      <text:p text:style-name="Standard">refrain entirely from distribution of the Program.</text:p>
      <text:p text:style-name="Standard"><text:soft-page-break/></text:p>
      <text:p text:style-name="Standard">If any portion of this section is held invalid or unenforceable under</text:p>
      <text:p text:style-name="Standard">any particular circumstance, the balance of the section is intended to</text:p>
      <text:p text:style-name="Standard">apply and the section as a whole is intended to apply in other</text:p>
      <text:p text:style-name="Standard">circumstances.</text:p>
      <text:p text:style-name="Standard"/>
      <text:p text:style-name="Standard">It is not the purpose of this section to induce you to infringe any</text:p>
      <text:p text:style-name="Standard">patents or other property right claims or to contest validity of any</text:p>
      <text:p text:style-name="Standard">such claims; this section has the sole purpose of protecting the</text:p>
      <text:p text:style-name="Standard">integrity of the free software distribution system, which is</text:p>
      <text:p text:style-name="Standard">implemented by public license practices. <text:s/>Many people have made</text:p>
      <text:p text:style-name="Standard">generous contributions to the wide range of software distributed</text:p>
      <text:p text:style-name="Standard">through that system in reliance on consistent application of that</text:p>
      <text:p text:style-name="Standard">system; it is up to the author/donor to decide if he or she is willing</text:p>
      <text:p text:style-name="Standard">to distribute software through any other system and a licensee cannot</text:p>
      <text:p text:style-name="Standard">impose that choice.</text:p>
      <text:p text:style-name="Standard"/>
      <text:p text:style-name="Standard">This section is intended to make thoroughly clear what is believed to</text:p>
      <text:p text:style-name="Standard">be a consequence of the rest of this License.</text:p>
      <text:p text:style-name="Standard"/>
      <text:p text:style-name="Standard"><text:s text:c="2"/>8. If the distribution and/or use of the Program is restricted in</text:p>
      <text:p text:style-name="Standard">certain countries either by patents or by copyrighted interfaces, the</text:p>
      <text:p text:style-name="Standard">original copyright holder who places the Program under this License</text:p>
      <text:p text:style-name="Standard">may add an explicit geographical distribution limitation excluding</text:p>
      <text:p text:style-name="Standard">those countries, so that distribution is permitted only in or among</text:p>
      <text:p text:style-name="Standard">countries not thus excluded. <text:s/>In such case, this License incorporates</text:p>
      <text:p text:style-name="Standard">the limitation as if written in the body of this License.</text:p>
      <text:p text:style-name="Standard"/>
      <text:p text:style-name="Standard"><text:s text:c="2"/>9. The Free Software Foundation may publish revised and/or new versions</text:p>
      <text:p text:style-name="Standard">of the General Public License from time to time. <text:s/>Such new versions will</text:p>
      <text:p text:style-name="Standard">be similar in spirit to the present version, but may differ in detail to</text:p>
      <text:p text:style-name="Standard">address new problems or concerns.</text:p>
      <text:p text:style-name="Standard"/>
      <text:p text:style-name="Standard">Each version is given a distinguishing version number. <text:s/>If the Program</text:p>
      <text:p text:style-name="Standard">specifies a version number of this License which applies to it and "any</text:p>
      <text:p text:style-name="Standard">later version", you have the option of following the terms and conditions</text:p>
      <text:p text:style-name="Standard">either of that version or of any later version published by the Free</text:p>
      <text:p text:style-name="Standard">Software Foundation. <text:s/>If the Program does not specify a version number of</text:p>
      <text:p text:style-name="Standard">this License, you may choose any version ever published by the Free Software</text:p>
      <text:p text:style-name="Standard">Foundation.</text:p>
      <text:p text:style-name="Standard"/>
      <text:p text:style-name="Standard"><text:s text:c="2"/>10. If you wish to incorporate parts of the Program into other free</text:p>
      <text:p text:style-name="Standard">programs whose distribution conditions are different, write to the author</text:p>
      <text:p text:style-name="Standard">to ask for permission. <text:s/>For software which is copyrighted by the Free</text:p>
      <text:p text:style-name="Standard">Software Foundation, write to the Free Software Foundation; we sometimes</text:p>
      <text:p text:style-name="Standard">make exceptions for this. <text:s/>Our decision will be guided by the two goals</text:p>
      <text:p text:style-name="Standard">of preserving the free status of all derivatives of our free software and</text:p>
      <text:p text:style-name="Standard">of promoting the sharing and reuse of software generally.</text:p>
      <text:p text:style-name="Standard"/>
      <text:p text:style-name="Standard"><text:s text:c="28"/>NO WARRANTY</text:p>
      <text:p text:style-name="Standard"/>
      <text:p text:style-name="Standard"><text:soft-page-break/><text:s text:c="2"/>11. BECAUSE THE PROGRAM IS LICENSED FREE OF CHARGE, THERE IS NO WARRANTY</text:p>
      <text:p text:style-name="Standard">FOR THE PROGRAM, TO THE EXTENT PERMITTED BY APPLICABLE LAW. <text:s/>EXCEPT WHEN</text:p>
      <text:p text:style-name="Standard">OTHERWISE STATED IN WRITING THE COPYRIGHT HOLDERS AND/OR OTHER PARTIES</text:p>
      <text:p text:style-name="Standard">PROVIDE THE PROGRAM "AS IS" WITHOUT WARRANTY OF ANY KIND, EITHER EXPRESSED</text:p>
      <text:p text:style-name="Standard">OR IMPLIED, INCLUDING, BUT NOT LIMITED TO, THE IMPLIED WARRANTIES OF</text:p>
      <text:p text:style-name="Standard">MERCHANTABILITY AND FITNESS FOR A PARTICULAR PURPOSE. <text:s/>THE ENTIRE RISK AS</text:p>
      <text:p text:style-name="Standard">TO THE QUALITY AND PERFORMANCE OF THE PROGRAM IS WITH YOU. <text:s/>SHOULD THE</text:p>
      <text:p text:style-name="Standard">PROGRAM PROVE DEFECTIVE, YOU ASSUME THE COST OF ALL NECESSARY SERVICING,</text:p>
      <text:p text:style-name="Standard">REPAIR OR CORRECTION.</text:p>
      <text:p text:style-name="Standard"/>
      <text:p text:style-name="Standard"><text:s text:c="2"/>12. IN NO EVENT UNLESS REQUIRED BY APPLICABLE LAW OR AGREED TO IN WRITING</text:p>
      <text:p text:style-name="Standard">WILL ANY COPYRIGHT HOLDER, OR ANY OTHER PARTY WHO MAY MODIFY AND/OR</text:p>
      <text:p text:style-name="Standard">REDISTRIBUTE THE PROGRAM AS PERMITTED ABOVE, BE LIABLE TO YOU FOR DAMAGES,</text:p>
      <text:p text:style-name="Standard">INCLUDING ANY GENERAL, SPECIAL, INCIDENTAL OR CONSEQUENTIAL DAMAGES ARISING</text:p>
      <text:p text:style-name="Standard">OUT OF THE USE OR INABILITY TO USE THE PROGRAM (INCLUDING BUT NOT LIMITED</text:p>
      <text:p text:style-name="Standard">TO LOSS OF DATA OR DATA BEING RENDERED INACCURATE OR LOSSES SUSTAINED BY</text:p>
      <text:p text:style-name="Standard">YOU OR THIRD PARTIES OR A FAILURE OF THE PROGRAM TO OPERATE WITH ANY OTHER</text:p>
      <text:p text:style-name="Standard">PROGRAMS), EVEN IF SUCH HOLDER OR OTHER PARTY HAS BEEN ADVISED OF THE</text:p>
      <text:p text:style-name="Standard">POSSIBILITY OF SUCH DAMAGES.</text:p>
      <text:p text:style-name="Standard"/>
      <text:p text:style-name="Standard"><text:s text:c="21"/>END OF TERMS AND CONDITIONS</text:p>
      <text:p text:style-name="Standard"/>
      <text:p text:style-name="Standard"><text:s text:c="12"/>How to Apply These Terms to Your New Programs</text:p>
      <text:p text:style-name="Standard"/>
      <text:p text:style-name="Standard"><text:s text:c="2"/>If you develop a new program, and you want it to be of the greatest</text:p>
      <text:p text:style-name="Standard">possible use to the public, the best way to achieve this is to make it</text:p>
      <text:p text:style-name="Standard">free software which everyone can redistribute and change under these terms.</text:p>
      <text:p text:style-name="Standard"/>
      <text:p text:style-name="Standard"><text:s text:c="2"/>To do so, attach the following notices to the program. <text:s/>It is safest</text:p>
      <text:p text:style-name="Standard">to attach them to the start of each source file to most effectively</text:p>
      <text:p text:style-name="Standard">convey the exclusion of warranty; and each file should have at least</text:p>
      <text:p text:style-name="Standard">the "copyright" line and a pointer to where the full notice is found.</text:p>
      <text:p text:style-name="Standard"/>
      <text:p text:style-name="Standard"><text:s text:c="4"/>&lt;one line to give the program's name and a brief idea of what it does.&gt;</text:p>
      <text:p text:style-name="Standard"><text:s text:c="4"/>Copyright (C) &lt;year&gt; <text:s/>&lt;name of author&gt;</text:p>
      <text:p text:style-name="Standard"/>
      <text:p text:style-name="Standard"><text:s text:c="4"/>This program is free software; you can redistribute it and/or modify</text:p>
      <text:p text:style-name="Standard"><text:s text:c="4"/>it under the terms of the GNU General Public License as published by</text:p>
      <text:p text:style-name="Standard"><text:s text:c="4"/>the Free Software Foundation; either version 2 of the License, or</text:p>
      <text:p text:style-name="Standard"><text:soft-page-break/><text:s text:c="4"/>(at your option) any later version.</text:p>
      <text:p text:style-name="Standard"/>
      <text:p text:style-name="Standard"><text:s text:c="4"/>This program is distributed in the hope that it will be useful,</text:p>
      <text:p text:style-name="Standard"><text:s text:c="4"/>but WITHOUT ANY WARRANTY; without even the implied warranty of</text:p>
      <text:p text:style-name="Standard"><text:s text:c="4"/>MERCHANTABILITY or FITNESS FOR A PARTICULAR PURPOSE. <text:s/>See the</text:p>
      <text:p text:style-name="Standard"><text:s text:c="4"/>GNU General Public License for more details.</text:p>
      <text:p text:style-name="Standard"/>
      <text:p text:style-name="Standard"><text:s text:c="4"/>You should have received a copy of the GNU General Public License along</text:p>
      <text:p text:style-name="Standard"><text:s text:c="4"/>with this program; if not, write to the Free Software Foundation, Inc.,</text:p>
      <text:p text:style-name="Standard"><text:s text:c="4"/>51 Franklin Street, Fifth Floor, Boston, MA 02110-1301 USA.</text:p>
      <text:p text:style-name="Standard"/>
      <text:p text:style-name="Standard">Also add information on how to contact you by electronic and paper mail.</text:p>
      <text:p text:style-name="Standard"/>
      <text:p text:style-name="Standard">If the program is interactive, make it output a short notice like this</text:p>
      <text:p text:style-name="Standard">when it starts in an interactive mode:</text:p>
      <text:p text:style-name="Standard"/>
      <text:p text:style-name="Standard"><text:s text:c="4"/>Gnomovision version 69, Copyright (C) year name of author</text:p>
      <text:p text:style-name="Standard"><text:s text:c="4"/>Gnomovision comes with ABSOLUTELY NO WARRANTY; for details type `show w'.</text:p>
      <text:p text:style-name="Standard"><text:s text:c="4"/>This is free software, and you are welcome to redistribute it</text:p>
      <text:p text:style-name="Standard"><text:s text:c="4"/>under certain conditions; type `show c' for details.</text:p>
      <text:p text:style-name="Standard"/>
      <text:p text:style-name="Standard">The hypothetical commands `show w' and `show c' should show the appropriate</text:p>
      <text:p text:style-name="Standard">parts of the General Public License. <text:s/>Of course, the commands you use may</text:p>
      <text:p text:style-name="Standard">be called something other than `show w' and `show c'; they could even be</text:p>
      <text:p text:style-name="Standard">mouse-clicks or menu items--whatever suits your program.</text:p>
      <text:p text:style-name="Standard"/>
      <text:p text:style-name="Standard">You should also get your employer (if you work as a programmer) or your</text:p>
      <text:p text:style-name="Standard">school, if any, to sign a "copyright disclaimer" for the program, if</text:p>
      <text:p text:style-name="Standard">necessary. <text:s/>Here is a sample; alter the names:</text:p>
      <text:p text:style-name="Standard"/>
      <text:p text:style-name="Standard"><text:s text:c="2"/>Yoyodyne, Inc., hereby disclaims all copyright interest in the program</text:p>
      <text:p text:style-name="Standard"><text:s text:c="2"/>`Gnomovision' (which makes passes at compilers) written by James Hacker.</text:p>
      <text:p text:style-name="Standard"/>
      <text:p text:style-name="Standard"><text:s text:c="2"/>&lt;signature of Ty Coon&gt;, 1 April 1989</text:p>
      <text:p text:style-name="Standard"><text:s text:c="2"/>Ty Coon, President of Vice</text:p>
      <text:p text:style-name="Standard"/>
      <text:p text:style-name="Standard">This General Public License does not permit incorporating your program into</text:p>
      <text:p text:style-name="Standard">proprietary programs. <text:s/>If your program is a subroutine library, you may</text:p>
      <text:p text:style-name="Standard">consider it more useful to permit linking proprietary applications with the</text:p>
      <text:p text:style-name="Standard">library. <text:s/>If this is what you want to do, use the GNU Lesser General</text:p>
      <text:p text:style-name="Standard">Public License instead of this Licens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0T15:17:13.308537800</meta:creation-date>
    <dc:date>2026-02-10T15:17:25.390653900</dc:date>
    <meta:editing-duration>PT13S</meta:editing-duration>
    <meta:editing-cycles>1</meta:editing-cycles>
    <meta:document-statistic meta:table-count="0" meta:image-count="0" meta:object-count="0" meta:page-count="7" meta:paragraph-count="281" meta:word-count="2970" meta:character-count="17753" meta:non-whitespace-character-count="14621"/>
    <meta:generator>LibreOffice/26.2.0.3$Windows_X86_64 LibreOffice_project/620$Build-3</meta:generator>
  </office:meta>
</office:document-meta>
</file>